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791754386">
            <text:p>40.79</text:p>
          </table:table-cell>
          <table:table-cell office:value-type="float" office:value="65.1655975045">
            <text:p>65.17</text:p>
          </table:table-cell>
          <table:table-cell office:value-type="float" office:value="99.8082058123">
            <text:p>99.81</text:p>
          </table:table-cell>
          <table:table-cell office:value-type="float" office:value="42.3684210526">
            <text:p>42.37</text:p>
          </table:table-cell>
          <table:table-cell office:value-type="float" office:value="39.2228407557">
            <text:p>39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81.4814814815">
            <text:p>81.48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3535435875">
            <text:p>23.35</text:p>
          </table:table-cell>
          <table:table-cell office:value-type="float" office:value="73.4794193519">
            <text:p>73.48</text:p>
          </table:table-cell>
          <table:table-cell office:value-type="float" office:value="104.518424987">
            <text:p>104.52</text:p>
          </table:table-cell>
          <table:table-cell office:value-type="float" office:value="23.2502643478">
            <text:p>23.25</text:p>
          </table:table-cell>
          <table:table-cell office:value-type="float" office:value="22.4553303726">
            <text:p>22.4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4">
            <text:p>70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923076923">
            <text:p>67.6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4935087719">
            <text:p>33.49</text:p>
          </table:table-cell>
          <table:table-cell office:value-type="float" office:value="65.1655975045">
            <text:p>65.17</text:p>
          </table:table-cell>
          <table:table-cell office:value-type="float" office:value="90.1364923484">
            <text:p>90.14</text:p>
          </table:table-cell>
          <table:table-cell office:value-type="float" office:value="42.3684210526">
            <text:p>42.37</text:p>
          </table:table-cell>
          <table:table-cell office:value-type="float" office:value="32.2052968961">
            <text:p>32.2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0228831179">
            <text:p>21.02</text:p>
          </table:table-cell>
          <table:table-cell office:value-type="float" office:value="73.4794193519">
            <text:p>73.48</text:p>
          </table:table-cell>
          <table:table-cell office:value-type="float" office:value="108.458770512">
            <text:p>108.46</text:p>
          </table:table-cell>
          <table:table-cell office:value-type="float" office:value="23.2502643478">
            <text:p>23.25</text:p>
          </table:table-cell>
          <table:table-cell office:value-type="float" office:value="20.2143106903">
            <text:p>20.21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47:58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